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8.186cm"/>
    </style:style>
    <style:style style:name="co33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3cm"/>
    </style:style>
    <style:style style:name="co66" style:family="table-column">
      <style:table-column-properties fo:break-before="auto" style:column-width="5.569cm"/>
    </style:style>
    <style:style style:name="co67" style:family="table-column">
      <style:table-column-properties fo:break-before="auto" style:column-width="9.128cm"/>
    </style:style>
    <style:style style:name="co68" style:family="table-column">
      <style:table-column-properties fo:break-before="auto" style:column-width="4.531cm"/>
    </style:style>
    <style:style style:name="co69" style:family="table-column">
      <style:table-column-properties fo:break-before="auto" style:column-width="3.884cm"/>
    </style:style>
    <style:style style:name="co70" style:family="table-column">
      <style:table-column-properties fo:break-before="auto" style:column-width="4.417cm"/>
    </style:style>
    <style:style style:name="co71" style:family="table-column">
      <style:table-column-properties fo:break-before="auto" style:column-width="5.715cm"/>
    </style:style>
    <style:style style:name="co72" style:family="table-column">
      <style:table-column-properties fo:break-before="auto" style:column-width="2.108cm"/>
    </style:style>
    <style:style style:name="co73" style:family="table-column">
      <style:table-column-properties fo:break-before="auto" style:column-width="2.48cm"/>
    </style:style>
    <style:style style:name="co74" style:family="table-column">
      <style:table-column-properties fo:break-before="auto" style:column-width="1.614cm"/>
    </style:style>
    <style:style style:name="co75" style:family="table-column">
      <style:table-column-properties fo:break-before="auto" style:column-width="2.946cm"/>
    </style:style>
    <style:style style:name="co76" style:family="table-column">
      <style:table-column-properties fo:break-before="auto" style:column-width="2.752cm"/>
    </style:style>
    <style:style style:name="co77" style:family="table-column">
      <style:table-column-properties fo:break-before="auto" style:column-width="4.577cm"/>
    </style:style>
    <style:style style:name="co46" style:family="table-column">
      <style:table-column-properties fo:break-before="auto" style:column-width="7.941cm"/>
    </style:style>
    <style:style style:name="co78" style:family="table-column">
      <style:table-column-properties fo:break-before="auto" style:column-width="6.798cm"/>
    </style:style>
    <style:style style:name="co79" style:family="table-column">
      <style:table-column-properties fo:break-before="auto" style:column-width="5.981cm"/>
    </style:style>
    <style:style style:name="co80" style:family="table-column">
      <style:table-column-properties fo:break-before="auto" style:column-width="8.047cm"/>
    </style:style>
    <style:style style:name="co81" style:family="table-column">
      <style:table-column-properties fo:break-before="auto" style:column-width="6.131cm"/>
    </style:style>
    <style:style style:name="co63" style:family="table-column">
      <style:table-column-properties fo:break-before="auto" style:column-width="5.472cm"/>
    </style:style>
    <style:style style:name="co82" style:family="table-column">
      <style:table-column-properties fo:break-before="auto" style:column-width="5.673cm"/>
    </style:style>
    <style:style style:name="co52" style:family="table-column">
      <style:table-column-properties fo:break-before="auto" style:column-width="4.501cm"/>
    </style:style>
    <style:style style:name="co53" style:family="table-column">
      <style:table-column-properties fo:break-before="auto" style:column-width="9.066cm"/>
    </style:style>
    <style:style style:name="co54" style:family="table-column">
      <style:table-column-properties fo:break-before="auto" style:column-width="6.198cm"/>
    </style:style>
    <style:style style:name="co55" style:family="table-column">
      <style:table-column-properties fo:break-before="auto" style:column-width="3.995cm"/>
    </style:style>
    <style:style style:name="co83" style:family="table-column">
      <style:table-column-properties fo:break-before="auto" style:column-width="4.339cm"/>
    </style:style>
    <style:style style:name="co84" style:family="table-column">
      <style:table-column-properties fo:break-before="auto" style:column-width="5.86cm"/>
    </style:style>
    <style:style style:name="co58" style:family="table-column">
      <style:table-column-properties fo:break-before="auto" style:column-width="2.727cm"/>
    </style:style>
    <style:style style:name="co59" style:family="table-column">
      <style:table-column-properties fo:break-before="auto" style:column-width="5.316cm"/>
    </style:style>
    <style:style style:name="co60" style:family="table-column">
      <style:table-column-properties fo:break-before="auto" style:column-width="8.461cm"/>
    </style:style>
    <style:style style:name="co61" style:family="table-column">
      <style:table-column-properties fo:break-before="auto" style:column-width="9.606cm"/>
    </style:style>
    <style:style style:name="co62" style:family="table-column">
      <style:table-column-properties fo:break-before="auto" style:column-width="3.452cm"/>
    </style:style>
    <style:style style:name="co106" style:family="table-column">
      <style:table-column-properties fo:break-before="auto" style:column-width="4.761cm"/>
    </style:style>
    <style:style style:name="co107" style:family="table-column">
      <style:table-column-properties fo:break-before="auto" style:column-width="7.636cm"/>
    </style:style>
    <style:style style:name="co49" style:family="table-column">
      <style:table-column-properties fo:break-before="auto" style:column-width="2.258cm"/>
    </style:style>
    <style:style style:name="co108" style:family="table-column">
      <style:table-column-properties fo:break-before="auto" style:column-width="9.349cm"/>
    </style:style>
    <style:style style:name="co109" style:family="table-column">
      <style:table-column-properties fo:break-before="auto" style:column-width="10.952cm"/>
    </style:style>
    <style:style style:name="co110" style:family="table-column">
      <style:table-column-properties fo:break-before="auto" style:column-width="5.064cm"/>
    </style:style>
    <style:style style:name="co48" style:family="table-column">
      <style:table-column-properties fo:break-before="auto" style:column-width="6.288cm"/>
    </style:style>
    <style:style style:name="co50" style:family="table-column">
      <style:table-column-properties fo:break-before="auto" style:column-width="4.563cm"/>
    </style:style>
    <style:style style:name="co51" style:family="table-column">
      <style:table-column-properties fo:break-before="auto" style:column-width="4.932cm"/>
    </style:style>
    <style:style style:name="co56" style:family="table-column">
      <style:table-column-properties fo:break-before="auto" style:column-width="5.302cm"/>
    </style:style>
    <style:style style:name="co57" style:family="table-column">
      <style:table-column-properties fo:break-before="auto" style:column-width="7.523cm"/>
    </style:style>
    <style:style style:name="co64" style:family="table-column">
      <style:table-column-properties fo:break-before="auto" style:column-width="5.465cm"/>
    </style:style>
    <style:style style:name="co65" style:family="table-column">
      <style:table-column-properties fo:break-before="auto" style:column-width="3.422cm"/>
    </style:style>
    <style:style style:name="co85" style:family="table-column">
      <style:table-column-properties fo:break-before="auto" style:column-width="3.023cm"/>
    </style:style>
    <style:style style:name="co86" style:family="table-column">
      <style:table-column-properties fo:break-before="auto" style:column-width="7.202cm"/>
    </style:style>
    <style:style style:name="co87" style:family="table-column">
      <style:table-column-properties fo:break-before="auto" style:column-width="10.987cm"/>
    </style:style>
    <style:style style:name="co88" style:family="table-column">
      <style:table-column-properties fo:break-before="auto" style:column-width="4.701cm"/>
    </style:style>
    <style:style style:name="co89" style:family="table-column">
      <style:table-column-properties fo:break-before="auto" style:column-width="2.932cm"/>
    </style:style>
    <style:style style:name="co90" style:family="table-column">
      <style:table-column-properties fo:break-before="auto" style:column-width="1.695cm"/>
    </style:style>
    <style:style style:name="co91" style:family="table-column">
      <style:table-column-properties fo:break-before="auto" style:column-width="6.394cm"/>
    </style:style>
    <style:style style:name="co92" style:family="table-column">
      <style:table-column-properties fo:break-before="auto" style:column-width="7.271cm"/>
    </style:style>
    <style:style style:name="co93" style:family="table-column">
      <style:table-column-properties fo:break-before="auto" style:column-width="5.8cm"/>
    </style:style>
    <style:style style:name="co94" style:family="table-column">
      <style:table-column-properties fo:break-before="auto" style:column-width="2.651cm"/>
    </style:style>
    <style:style style:name="co95" style:family="table-column">
      <style:table-column-properties fo:break-before="auto" style:column-width="4.747cm"/>
    </style:style>
    <style:style style:name="co96" style:family="table-column">
      <style:table-column-properties fo:break-before="auto" style:column-width="4.346cm"/>
    </style:style>
    <style:style style:name="co97" style:family="table-column">
      <style:table-column-properties fo:break-before="auto" style:column-width="3.731cm"/>
    </style:style>
    <style:style style:name="co98" style:family="table-column">
      <style:table-column-properties fo:break-before="auto" style:column-width="4.494cm"/>
    </style:style>
    <style:style style:name="co99" style:family="table-column">
      <style:table-column-properties fo:break-before="auto" style:column-width="17.009cm"/>
    </style:style>
    <style:style style:name="co100" style:family="table-column">
      <style:table-column-properties fo:break-before="auto" style:column-width="7.814cm"/>
    </style:style>
    <style:style style:name="co101" style:family="table-column">
      <style:table-column-properties fo:break-before="auto" style:column-width="2.96cm"/>
    </style:style>
    <style:style style:name="co102" style:family="table-column">
      <style:table-column-properties fo:break-before="auto" style:column-width="8.798cm"/>
    </style:style>
    <style:style style:name="co103" style:family="table-column">
      <style:table-column-properties fo:break-before="auto" style:column-width="3.806cm"/>
    </style:style>
    <style:style style:name="co104" style:family="table-column">
      <style:table-column-properties fo:break-before="auto" style:column-width="6.548cm"/>
    </style:style>
    <style:style style:name="co105" style:family="table-column">
      <style:table-column-properties fo:break-before="auto" style:column-width="5.087cm"/>
    </style:style>
    <style:style style:name="co111" style:family="table-column">
      <style:table-column-properties fo:break-before="auto" style:column-width="11.254cm"/>
    </style:style>
    <style:style style:name="co112" style:family="table-column">
      <style:table-column-properties fo:break-before="auto" style:column-width="17.852cm"/>
    </style:style>
    <style:style style:name="co113" style:family="table-column">
      <style:table-column-properties fo:break-before="auto" style:column-width="4.466cm"/>
    </style:style>
    <style:style style:name="co114" style:family="table-column">
      <style:table-column-properties fo:break-before="auto" style:column-width="6.964cm"/>
    </style:style>
    <style:style style:name="co115" style:family="table-column">
      <style:table-column-properties fo:break-before="auto" style:column-width="5.826cm"/>
    </style:style>
    <style:style style:name="co116" style:family="table-column">
      <style:table-column-properties fo:break-before="auto" style:column-width="10.181cm"/>
    </style:style>
    <style:style style:name="co117" style:family="table-column">
      <style:table-column-properties fo:break-before="auto" style:column-width="8.491cm"/>
    </style:style>
    <style:style style:name="ro2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907cm" fo:break-before="auto" style:use-optimal-row-height="false"/>
    </style:style>
    <style:style style:name="ro10" style:family="table-row">
      <style:table-row-properties style:row-height="0.935cm" fo:break-before="auto" style:use-optimal-row-height="false"/>
    </style:style>
    <style:style style:name="ro11" style:family="table-row">
      <style:table-row-properties style:row-height="0.868cm" fo:break-before="auto" style:use-optimal-row-height="false"/>
    </style:style>
    <style:style style:name="ro13" style:family="table-row">
      <style:table-row-properties style:row-height="1.078cm" fo:break-before="auto" style:use-optimal-row-height="false"/>
    </style:style>
    <style:style style:name="ro15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37">
      <style:text-properties style:text-position=""/>
    </style:style>
    <style:style style:name="ce28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text-position="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37"/>
    <style:style style:name="ce39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6" table:number-columns-repeated="240" table:default-cell-style-name="Default"/>
        <table:table-row table:style-name="ro9">
          <table:table-cell table:style-name="ce16" office:value-type="string" calcext:value-type="string">
            <text:p>data</text:p>
            <draw:control table:end-cell-address="data.B1" table:end-x="1.507cm" table:end-y="0.905cm" draw:z-index="0" draw:name="Export CSV" draw:style-name="gr6" draw:text-style-name="P4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21" office:value-type="string" calcext:value-type="string">
            <text:p>unit</text:p>
          </table:table-cell>
          <table:table-cell table:style-name="ce22" office:value-type="string" calcext:value-type="string">
            <text:p>label</text:p>
          </table:table-cell>
          <table:table-cell table:style-name="ce23" office:value-type="string" calcext:value-type="string">
            <text:p>definition</text:p>
          </table:table-cell>
          <table:table-cell table:style-name="ce21" office:value-type="string" calcext:value-type="string">
            <text:p>comment</text:p>
          </table:table-cell>
          <table:table-cell table:style-name="ce19" table:number-columns-repeated="240"/>
        </table:table-row>
        <table:table-row table:style-name="ro2">
          <table:table-cell table:number-columns-repeated="2" table:style-name="ce17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7" office:value-type="string" calcext:value-type="string">
            <text:p>INT_VALUE</text:p>
          </table:table-cell>
          <table:table-cell table:number-columns-repeated="2" table:style-name="ce17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7" office:value-type="string" calcext:value-type="string">
            <text:p>FLOAT_VALUE</text:p>
          </table:table-cell>
          <table:table-cell table:number-columns-repeated="2" table:style-name="ce17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7" office:value-type="string" calcext:value-type="string">
            <text:p>TEXT_VALUE</text:p>
          </table:table-cell>
          <table:table-cell table:number-columns-repeated="2" table:style-name="ce17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8" office:value-type="string" calcext:value-type="string">
            <text:p>PROVIDER_ID</text:p>
          </table:table-cell>
          <table:table-cell table:number-columns-repeated="2" table:style-name="ce17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19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18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6">
          <table:table-cell table:number-columns-repeated="2" table:style-name="ce18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4" table:default-cell-style-name="Default"/>
        <table:table-column table:style-name="co65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row table:style-name="ro10">
          <table:table-cell table:style-name="ce16" office:value-type="string" calcext:value-type="string">
            <text:p>unit</text:p>
            <draw:control table:end-cell-address="unit.B1" table:end-x="1.129cm" table:end-y="0.905cm" draw:z-index="0" draw:name="Export CSV" draw:style-name="gr6" draw:text-style-name="P4" svg:width="4.436cm" svg:height="0.905cm" svg:x="2.159cm" svg:y="0cm" draw:control="control2">
              <svg:title>Export CSV</svg:title>
              <svg:desc>Export CSV</svg:desc>
            </draw:control>
          </table:table-cell>
          <table:table-cell table:style-name="ce21" office:value-type="string" calcext:value-type="string">
            <office:annotation draw:style-name="gr8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21" office:value-type="string" calcext:value-type="string">
            <text:p>subtype</text:p>
          </table:table-cell>
          <table:table-cell table:style-name="ce22" office:value-type="string" calcext:value-type="string">
            <text:p>label</text:p>
          </table:table-cell>
          <table:table-cell table:style-name="ce22" office:value-type="string" calcext:value-type="string">
            <text:p>definition</text:p>
          </table:table-cell>
        </table:table-row>
        <table:table-row table:style-name="ro2">
          <table:table-cell table:style-name="ce17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17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17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17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18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17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table:number-columns-repeated="2" office:value-type="string" calcext:value-type="string">
            <text:p>GEOM</text:p>
          </table:table-cell>
          <table:table-cell/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25" office:value-type="string" calcext:value-type="string">
            <text:p>IS_FOREST_PLO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19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6">
          <table:table-cell table:style-name="ce18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6">
          <table:table-cell table:style-name="ce18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8" table:default-cell-style-name="Default"/>
        <table:table-column table:style-name="co89" table:default-cell-style-name="ce32"/>
        <table:table-column table:style-name="co90" table:default-cell-style-name="ce29"/>
        <table:table-column table:style-name="co91" table:number-columns-repeated="2" table:default-cell-style-name="Default"/>
        <table:table-row table:style-name="ro10">
          <table:table-cell table:style-name="ce16" office:value-type="string" calcext:value-type="string">
            <text:p>Unit</text:p>
            <draw:control table:end-cell-address="mode.B1" table:end-x="1.383cm" table:end-y="0.905cm" draw:z-index="0" draw:name="Export CSV" draw:style-name="gr6" draw:text-style-name="P4" svg:width="4.433cm" svg:height="0.905cm" svg:x="1.652cm" svg:y="0cm" draw:control="control3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Code</text:p>
          </table:table-cell>
          <table:table-cell table:style-name="ce16" office:value-type="string" calcext:value-type="string">
            <text:p>Position</text:p>
          </table:table-cell>
          <table:table-cell table:style-name="ce23" office:value-type="string" calcext:value-type="string">
            <text:p>Label</text:p>
          </table:table-cell>
          <table:table-cell table:style-name="ce23" office:value-type="string" calcext:value-type="string">
            <text:p>Definition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Other broadleave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9" office:value-type="string" calcext:value-type="string">
            <text:p>Other conifer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9" office:value-type="string" calcext:value-type="string">
            <text:p>Other shrub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9" office:value-type="string" calcext:value-type="string">
            <text:p>Abies alb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9" office:value-type="string" calcext:value-type="string">
            <text:p>Abies cephalon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9" office:value-type="string" calcext:value-type="string">
            <text:p>Abies grand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9" office:value-type="string" calcext:value-type="string">
            <text:p>Abies lasiocarp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9" office:value-type="string" calcext:value-type="string">
            <text:p>Abies nebrod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9" office:value-type="string" calcext:value-type="string">
            <text:p>Abies nordmanni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9" office:value-type="string" calcext:value-type="string">
            <text:p>Abies pinsapo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9" office:value-type="string" calcext:value-type="string">
            <text:p>Abies proce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9" office:value-type="string" calcext:value-type="string">
            <text:p>Abies sibir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9" office:value-type="string" calcext:value-type="string">
            <text:p>Abie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9" office:value-type="string" calcext:value-type="string">
            <text:p>Acacia cyanophyll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9" office:value-type="string" calcext:value-type="string">
            <text:p>Acacia cyclop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29" office:value-type="string" calcext:value-type="string">
            <text:p>Acacia dealb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29" office:value-type="string" calcext:value-type="string">
            <text:p>Acacia farnesi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9" office:value-type="string" calcext:value-type="string">
            <text:p>Acacia karoo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29" office:value-type="string" calcext:value-type="string">
            <text:p>Acacia longifol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9" office:value-type="string" calcext:value-type="string">
            <text:p>Acacia mearns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29" office:value-type="string" calcext:value-type="string">
            <text:p>Acacia melanoxylon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9" office:value-type="string" calcext:value-type="string">
            <text:p>Acacia pycnanth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29" office:value-type="string" calcext:value-type="string">
            <text:p>Acacia retinode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29" office:value-type="string" calcext:value-type="string">
            <text:p>Acaci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29" office:value-type="string" calcext:value-type="string">
            <text:p>Acer campestre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29" office:value-type="string" calcext:value-type="string">
            <text:p>Acer granatense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Acer heldreich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29" office:value-type="string" calcext:value-type="string">
            <text:p>Acer hyrcan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9" office:value-type="string" calcext:value-type="string">
            <text:p>Acer lobel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29" office:value-type="string" calcext:value-type="string">
            <text:p>Acer monspessulan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29" office:value-type="string" calcext:value-type="string">
            <text:p>Acer negundo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9" office:value-type="string" calcext:value-type="string">
            <text:p>Acer obtusat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29" office:value-type="string" calcext:value-type="string">
            <text:p>Acer opal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29" office:value-type="string" calcext:value-type="string">
            <text:p>Acer platanoide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9" office:value-type="string" calcext:value-type="string">
            <text:p>Acer pseudoplatan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29" office:value-type="string" calcext:value-type="string">
            <text:p>Acer sempervir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29" office:value-type="string" calcext:value-type="string">
            <text:p>Acer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29" office:value-type="string" calcext:value-type="string">
            <text:p>Acer steven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29" office:value-type="string" calcext:value-type="string">
            <text:p>Acer tataric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9" office:value-type="string" calcext:value-type="string">
            <text:p>Acer trautvetter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29" office:value-type="string" calcext:value-type="string">
            <text:p>Aesculus hippocastanea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29" office:value-type="string" calcext:value-type="string">
            <text:p>Ailanthus altissim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29" office:value-type="string" calcext:value-type="string">
            <text:p>Ailanthus sp. (glandulosa)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29" office:value-type="string" calcext:value-type="string">
            <text:p>Alnus cord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29" office:value-type="string" calcext:value-type="string">
            <text:p>Alnus glutinos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29" office:value-type="string" calcext:value-type="string">
            <text:p>Alnus inc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29" office:value-type="string" calcext:value-type="string">
            <text:p>Aln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29" office:value-type="string" calcext:value-type="string">
            <text:p>Alnus virid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29" office:value-type="string" calcext:value-type="string">
            <text:p>Amelanchier canad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9" office:value-type="string" calcext:value-type="string">
            <text:p>Amelanchier grandiflo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29" office:value-type="string" calcext:value-type="string">
            <text:p>Amelanchier ova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29" office:value-type="string" calcext:value-type="string">
            <text:p>Amelanchier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29" office:value-type="string" calcext:value-type="string">
            <text:p>Amelanchier spic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29" office:value-type="string" calcext:value-type="string">
            <text:p>Arbutus andrachne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29" office:value-type="string" calcext:value-type="string">
            <text:p>Arbut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29" office:value-type="string" calcext:value-type="string">
            <text:p>Arbutus unedo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29" office:value-type="string" calcext:value-type="string">
            <text:p>Berberis vulgar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29" office:value-type="string" calcext:value-type="string">
            <text:p>Betula humilis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29" office:value-type="string" calcext:value-type="string">
            <text:p>Betula nan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29" office:value-type="string" calcext:value-type="string">
            <text:p>Betula pendul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29" office:value-type="string" calcext:value-type="string">
            <text:p>Betula pubesc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29" office:value-type="string" calcext:value-type="string">
            <text:p>Betul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29" office:value-type="string" calcext:value-type="string">
            <text:p>Buxus balear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29" office:value-type="string" calcext:value-type="string">
            <text:p>Buxus sempervir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29" office:value-type="string" calcext:value-type="string">
            <text:p>Bux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29" office:value-type="string" calcext:value-type="string">
            <text:p>Carpinus betul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29" office:value-type="string" calcext:value-type="string">
            <text:p>Carpinus orienta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29" office:value-type="string" calcext:value-type="string">
            <text:p>Carpin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29" office:value-type="string" calcext:value-type="string">
            <text:p>Castanea sativ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29" office:value-type="string" calcext:value-type="string">
            <text:p>Castane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29" office:value-type="string" calcext:value-type="string">
            <text:p>Cedrus atlant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29" office:value-type="string" calcext:value-type="string">
            <text:p>Cedrus deoda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29" office:value-type="string" calcext:value-type="string">
            <text:p>Cedrus liban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29" office:value-type="string" calcext:value-type="string">
            <text:p>Cedr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29" office:value-type="string" calcext:value-type="string">
            <text:p>Celtis austra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29" office:value-type="string" calcext:value-type="string">
            <text:p>Ceratonia siliqu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29" office:value-type="string" calcext:value-type="string">
            <text:p>Cercis siliquastrum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29" office:value-type="string" calcext:value-type="string">
            <text:p>Chamaecyparis lawsoni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29" office:value-type="string" calcext:value-type="string">
            <text:p>Chamaerops humi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29" office:value-type="string" calcext:value-type="string">
            <text:p>Cinnamomum campho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29" office:value-type="string" calcext:value-type="string">
            <text:p>Cornus ma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29" office:value-type="string" calcext:value-type="string">
            <text:p>Cornus sanguin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29" office:value-type="string" calcext:value-type="string">
            <text:p>Corn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29" office:value-type="string" calcext:value-type="string">
            <text:p>Corylus avell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9" office:value-type="string" calcext:value-type="string">
            <text:p>Coryl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29" office:value-type="string" calcext:value-type="string">
            <text:p>Crataegus azarol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29" office:value-type="string" calcext:value-type="string">
            <text:p>Crataegus lacini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29" office:value-type="string" calcext:value-type="string">
            <text:p>Crataegus laevig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29" office:value-type="string" calcext:value-type="string">
            <text:p>Crataegus monogy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29" office:value-type="string" calcext:value-type="string">
            <text:p>Crataegus sp.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29" office:value-type="string" calcext:value-type="string">
            <text:p>Cryptomeri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29" office:value-type="string" calcext:value-type="string">
            <text:p>Cupressus arizon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29" office:value-type="string" calcext:value-type="string">
            <text:p>Cupressus lusitan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29" office:value-type="string" calcext:value-type="string">
            <text:p>Cupressus macrocarp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29" office:value-type="string" calcext:value-type="string">
            <text:p>Cupressus sempervir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29" office:value-type="string" calcext:value-type="string">
            <text:p>Cupress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29" office:value-type="string" calcext:value-type="string">
            <text:p>Erica arbor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29" office:value-type="string" calcext:value-type="string">
            <text:p>Erica manipuliflo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29" office:value-type="string" calcext:value-type="string">
            <text:p>Erica scopar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29" office:value-type="string" calcext:value-type="string">
            <text:p>Eric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9" office:value-type="string" calcext:value-type="string">
            <text:p>Eucalyptus camaldul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29" office:value-type="string" calcext:value-type="string">
            <text:p>Eucalyptus gomphocephal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29" office:value-type="string" calcext:value-type="string">
            <text:p>Eucalypt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29" office:value-type="string" calcext:value-type="string">
            <text:p>Euonymus europae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29" office:value-type="string" calcext:value-type="string">
            <text:p>Euonym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29" office:value-type="string" calcext:value-type="string">
            <text:p>Fag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29" office:value-type="string" calcext:value-type="string">
            <text:p>Fagus sylvat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29" office:value-type="string" calcext:value-type="string">
            <text:p>Ficus car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29" office:value-type="string" calcext:value-type="string">
            <text:p>Fic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29" office:value-type="string" calcext:value-type="string">
            <text:p>Frangula aln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29" office:value-type="string" calcext:value-type="string">
            <text:p>Fraxinus angustifoli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29" office:value-type="string" calcext:value-type="string">
            <text:p>Fraxinus excelsior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29" office:value-type="string" calcext:value-type="string">
            <text:p>Fraxinus orn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29" office:value-type="string" calcext:value-type="string">
            <text:p>Fraxinus pallisae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29" office:value-type="string" calcext:value-type="string">
            <text:p>Fraxinus pennsylvan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29" office:value-type="string" calcext:value-type="string">
            <text:p>Fraxin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29" office:value-type="string" calcext:value-type="string">
            <text:p>Gleditsi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29" office:value-type="string" calcext:value-type="string">
            <text:p>Hippophae rhamnoide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29" office:value-type="string" calcext:value-type="string">
            <text:p>Ilex aquifoli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29" office:value-type="string" calcext:value-type="string">
            <text:p>Ilex canari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29" office:value-type="string" calcext:value-type="string">
            <text:p>Ilex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29" office:value-type="string" calcext:value-type="string">
            <text:p>Juglans ciner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29" office:value-type="string" calcext:value-type="string">
            <text:p>Juglans nig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29" office:value-type="string" calcext:value-type="string">
            <text:p>Juglans reg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29" office:value-type="string" calcext:value-type="string">
            <text:p>Juglan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29" office:value-type="string" calcext:value-type="string">
            <text:p>Juniperus comun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29" office:value-type="string" calcext:value-type="string">
            <text:p>Juniperus oxycedr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29" office:value-type="string" calcext:value-type="string">
            <text:p>Juniperus phoenic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29" office:value-type="string" calcext:value-type="string">
            <text:p>Juniperus sabi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29" office:value-type="string" calcext:value-type="string">
            <text:p>Juniper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29" office:value-type="string" calcext:value-type="string">
            <text:p>Juniperus thurife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29" office:value-type="string" calcext:value-type="string">
            <text:p>Juniperus virgini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29" office:value-type="string" calcext:value-type="string">
            <text:p>Laburnum alpin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29" office:value-type="string" calcext:value-type="string">
            <text:p>Laburnum anagyroide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29" office:value-type="string" calcext:value-type="string">
            <text:p>Laburnum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29" office:value-type="string" calcext:value-type="string">
            <text:p>Larix decidu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29" office:value-type="string" calcext:value-type="string">
            <text:p>Larix kaempferi C25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29" office:value-type="string" calcext:value-type="string">
            <text:p>Larix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29" office:value-type="string" calcext:value-type="string">
            <text:p>Laurus azor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29" office:value-type="string" calcext:value-type="string">
            <text:p>Laurus nobi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29" office:value-type="string" calcext:value-type="string">
            <text:p>Ligustrum vulgare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29" office:value-type="string" calcext:value-type="string">
            <text:p>Liriodendron tulipifer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29" office:value-type="string" calcext:value-type="string">
            <text:p>Lonicer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29" office:value-type="string" calcext:value-type="string">
            <text:p>Magnoli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29" office:value-type="string" calcext:value-type="string">
            <text:p>Malus domest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29" office:value-type="string" calcext:value-type="string">
            <text:p>Mal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29" office:value-type="string" calcext:value-type="string">
            <text:p>Malus sylvestr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29" office:value-type="string" calcext:value-type="string">
            <text:p>Metasequoi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29" office:value-type="string" calcext:value-type="string">
            <text:p>Morus alb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29" office:value-type="string" calcext:value-type="string">
            <text:p>Morus nig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29" office:value-type="string" calcext:value-type="string">
            <text:p>Mor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29" office:value-type="string" calcext:value-type="string">
            <text:p>Myrica fay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29" office:value-type="string" calcext:value-type="string">
            <text:p>Myrtus commun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29" office:value-type="string" calcext:value-type="string">
            <text:p>Ocotea foet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29" office:value-type="string" calcext:value-type="string">
            <text:p>Olea europa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29" office:value-type="string" calcext:value-type="string">
            <text:p>Ole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29" office:value-type="string" calcext:value-type="string">
            <text:p>Ostrya carpinifol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29" office:value-type="string" calcext:value-type="string">
            <text:p>Paulownia tomentos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29" office:value-type="string" calcext:value-type="string">
            <text:p>Persea ind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29" office:value-type="string" calcext:value-type="string">
            <text:p>Phillyrea angustifol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29" office:value-type="string" calcext:value-type="string">
            <text:p>Phillyrea latifol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29" office:value-type="string" calcext:value-type="string">
            <text:p>Phoenix canari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29" office:value-type="string" calcext:value-type="string">
            <text:p>Phoenix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29" office:value-type="string" calcext:value-type="string">
            <text:p>Picconia excels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29" office:value-type="string" calcext:value-type="string">
            <text:p>Picea abies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29" office:value-type="string" calcext:value-type="string">
            <text:p>Picea engelmann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29" office:value-type="string" calcext:value-type="string">
            <text:p>Picea glau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29" office:value-type="string" calcext:value-type="string">
            <text:p>Picea omorik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29" office:value-type="string" calcext:value-type="string">
            <text:p>Picea orienta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29" office:value-type="string" calcext:value-type="string">
            <text:p>Picea pung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29" office:value-type="string" calcext:value-type="string">
            <text:p>Picea sitch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29" office:value-type="string" calcext:value-type="string">
            <text:p>Pice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29" office:value-type="string" calcext:value-type="string">
            <text:p>Pinus banksi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29" office:value-type="string" calcext:value-type="string">
            <text:p>Pinus canari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29" office:value-type="string" calcext:value-type="string">
            <text:p>Pinus cemb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29" office:value-type="string" calcext:value-type="string">
            <text:p>Pinus contor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29" office:value-type="string" calcext:value-type="string">
            <text:p>Pinus halep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29" office:value-type="string" calcext:value-type="string">
            <text:p>Pinus heldreich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33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29" office:value-type="string" calcext:value-type="string">
            <text:p>Pinus leucoderm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29" office:value-type="string" calcext:value-type="string">
            <text:p>Pinus mugo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29" office:value-type="string" calcext:value-type="string">
            <text:p>Pinus nigr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29" office:value-type="string" calcext:value-type="string">
            <text:p>Pinus pinaster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29" office:value-type="string" calcext:value-type="string">
            <text:p>Pinus pin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29" office:value-type="string" calcext:value-type="string">
            <text:p>Pinus ponderos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29" office:value-type="string" calcext:value-type="string">
            <text:p>Pinus radiat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29" office:value-type="string" calcext:value-type="string">
            <text:p>Pinus sp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29" office:value-type="string" calcext:value-type="string">
            <text:p>Pinus strob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29" office:value-type="string" calcext:value-type="string">
            <text:p>Pinus sylvestr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29" office:value-type="string" calcext:value-type="string">
            <text:p>Pinus uncinata (rotundata)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29" office:value-type="string" calcext:value-type="string">
            <text:p>Pistacia atlant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29" office:value-type="string" calcext:value-type="string">
            <text:p>Pistacia lentisc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29" office:value-type="string" calcext:value-type="string">
            <text:p>Pistacia terebinth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29" office:value-type="string" calcext:value-type="string">
            <text:p>Platanus acerifol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29" office:value-type="string" calcext:value-type="string">
            <text:p>Platanus orienta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29" office:value-type="string" calcext:value-type="string">
            <text:p>Platanus sp. (incl hybrida)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29" office:value-type="string" calcext:value-type="string">
            <text:p>Pleiomeris canari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29" office:value-type="string" calcext:value-type="string">
            <text:p>Populus alb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29" office:value-type="string" calcext:value-type="string">
            <text:p>Populus nig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29" office:value-type="string" calcext:value-type="string">
            <text:p>Popul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29" office:value-type="string" calcext:value-type="string">
            <text:p>Populus tremul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29" office:value-type="string" calcext:value-type="string">
            <text:p>Populus x canesc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29" office:value-type="string" calcext:value-type="string">
            <text:p>Prunus armenia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29" office:value-type="string" calcext:value-type="string">
            <text:p>Prunus avi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29" office:value-type="string" calcext:value-type="string">
            <text:p>Prunus cerasife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29" office:value-type="string" calcext:value-type="string">
            <text:p>Prunus ceras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29" office:value-type="string" calcext:value-type="string">
            <text:p>Prunus domest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29" office:value-type="string" calcext:value-type="string">
            <text:p>Prunus dulc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29" office:value-type="string" calcext:value-type="string">
            <text:p>Prunus lusitan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29" office:value-type="string" calcext:value-type="string">
            <text:p>Prunus mahaleb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29" office:value-type="string" calcext:value-type="string">
            <text:p>Prunus padus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29" office:value-type="string" calcext:value-type="string">
            <text:p>Prunus pers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29" office:value-type="string" calcext:value-type="string">
            <text:p>Prunus seroti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29" office:value-type="string" calcext:value-type="string">
            <text:p>Prun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29" office:value-type="string" calcext:value-type="string">
            <text:p>Prunus spinos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29" office:value-type="string" calcext:value-type="string">
            <text:p>Pseudotsuga menzies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29" office:value-type="string" calcext:value-type="string">
            <text:p>Pyrus amygdaliform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29" office:value-type="string" calcext:value-type="string">
            <text:p>Pyrus commun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29" office:value-type="string" calcext:value-type="string">
            <text:p>Pyrus pyraster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29" office:value-type="string" calcext:value-type="string">
            <text:p>Pyr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29" office:value-type="string" calcext:value-type="string">
            <text:p>Quercus alnifol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29" office:value-type="string" calcext:value-type="string">
            <text:p>Quercus canari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29" office:value-type="string" calcext:value-type="string">
            <text:p>Quercus cerr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29" office:value-type="string" calcext:value-type="string">
            <text:p>Quercus coccifera (Q. calliprinos)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29" office:value-type="string" calcext:value-type="string">
            <text:p>Quercus conges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29" office:value-type="string" calcext:value-type="string">
            <text:p>Quercus dalechamp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29" office:value-type="string" calcext:value-type="string">
            <text:p>Quercus fagin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29" office:value-type="string" calcext:value-type="string">
            <text:p>Quercus frainetto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29" office:value-type="string" calcext:value-type="string">
            <text:p>Quercus fruticosa</text:p>
          </table:table-cell>
          <table:table-cell table:style-name="ce29" office:value-type="string" calcext:value-type="string">
            <text:p>Quercus fruticos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29" office:value-type="string" calcext:value-type="string">
            <text:p>Quercus hartwissi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29" office:value-type="string" calcext:value-type="string">
            <text:p>Quercus ilex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29" office:value-type="string" calcext:value-type="string">
            <text:p>Quercus lusitan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29" office:value-type="string" calcext:value-type="string">
            <text:p>Quercus macrolepis (Q. aegilops)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29" office:value-type="string" calcext:value-type="string">
            <text:p>Quercus ma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29" office:value-type="string" calcext:value-type="string">
            <text:p>Quercus palustr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29" office:value-type="string" calcext:value-type="string">
            <text:p>Quercus pedunculiflo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29" office:value-type="string" calcext:value-type="string">
            <text:p>Quercus petrae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29" office:value-type="string" calcext:value-type="string">
            <text:p>Quercus petraea (group) x pubesce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29" office:value-type="string" calcext:value-type="string">
            <text:p>Quercus petraea group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29" office:value-type="string" calcext:value-type="string">
            <text:p>Quercus polycarp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29" office:value-type="string" calcext:value-type="string">
            <text:p>Quercus pubesc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29" office:value-type="string" calcext:value-type="string">
            <text:p>Quercus pyrenaica (Q. toza)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29" office:value-type="string" calcext:value-type="string">
            <text:p>Quercus robur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29" office:value-type="string" calcext:value-type="string">
            <text:p>Quercus robur x pyrena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Quercus rub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29" office:value-type="string" calcext:value-type="string">
            <text:p>Querc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29" office:value-type="string" calcext:value-type="string">
            <text:p>Quercus suber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29" office:value-type="string" calcext:value-type="string">
            <text:p>Quercus troj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29" office:value-type="string" calcext:value-type="string">
            <text:p>Rhamnus alatern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29" office:value-type="string" calcext:value-type="string">
            <text:p>Rhamnus catharticus (a)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29" office:value-type="string" calcext:value-type="string">
            <text:p>Rhamnus lycioides spp. oleoide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29" office:value-type="string" calcext:value-type="string">
            <text:p>Rhamn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29" office:value-type="string" calcext:value-type="string">
            <text:p>Rhus coriar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29" office:value-type="string" calcext:value-type="string">
            <text:p>Rhus typhi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29" office:value-type="string" calcext:value-type="string">
            <text:p>Robinia pseudoacac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29" office:value-type="string" calcext:value-type="string">
            <text:p>Salix alba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29" office:value-type="string" calcext:value-type="string">
            <text:p>Salix atrociner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29" office:value-type="string" calcext:value-type="string">
            <text:p>Salix babylon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29" office:value-type="string" calcext:value-type="string">
            <text:p>Salix cantabr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29" office:value-type="string" calcext:value-type="string">
            <text:p>Salix capr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29" office:value-type="string" calcext:value-type="string">
            <text:p>Salix ciner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29" office:value-type="string" calcext:value-type="string">
            <text:p>Salix eleagno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29" office:value-type="string" calcext:value-type="string">
            <text:p>Salix fragi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29" office:value-type="string" calcext:value-type="string">
            <text:p>Salix purpure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29" office:value-type="string" calcext:value-type="string">
            <text:p>Salix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29" office:value-type="string" calcext:value-type="string">
            <text:p>Salix vimina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29" office:value-type="string" calcext:value-type="string">
            <text:p>Sambucus ebul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29" office:value-type="string" calcext:value-type="string">
            <text:p>Sambucus nig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29" office:value-type="string" calcext:value-type="string">
            <text:p>Sambucus racemos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29" office:value-type="string" calcext:value-type="string">
            <text:p>Sambuc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29" office:value-type="string" calcext:value-type="string">
            <text:p>Sequoiadendron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29" office:value-type="string" calcext:value-type="string">
            <text:p>Sophora japon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29" office:value-type="string" calcext:value-type="string">
            <text:p>Sorbus ar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29" office:value-type="string" calcext:value-type="string">
            <text:p>Sorbus aucupar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29" office:value-type="string" calcext:value-type="string">
            <text:p>Sorbus chamaemespilu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29" office:value-type="string" calcext:value-type="string">
            <text:p>Sorbus domestic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29" office:value-type="string" calcext:value-type="string">
            <text:p>Sorbus intermedi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29" office:value-type="string" calcext:value-type="string">
            <text:p>Sorbus latifolia s.l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29" office:value-type="string" calcext:value-type="string">
            <text:p>Sorbus mougeotii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29" office:value-type="string" calcext:value-type="string">
            <text:p>Sorb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29" office:value-type="string" calcext:value-type="string">
            <text:p>Sorbus torminal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29" office:value-type="string" calcext:value-type="string">
            <text:p>Tamarix afric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29" office:value-type="string" calcext:value-type="string">
            <text:p>Tamarix canari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29" office:value-type="string" calcext:value-type="string">
            <text:p>Tamarix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29" office:value-type="string" calcext:value-type="string">
            <text:p>Taxodium distichum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29" office:value-type="string" calcext:value-type="string">
            <text:p>Taxus bacc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29" office:value-type="string" calcext:value-type="string">
            <text:p>Tax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29" office:value-type="string" calcext:value-type="string">
            <text:p>Tetraclinis articul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29" office:value-type="string" calcext:value-type="string">
            <text:p>Thuja plic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29" office:value-type="string" calcext:value-type="string">
            <text:p>Thuja sp.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29" office:value-type="string" calcext:value-type="string">
            <text:p>Tilia cordat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29" office:value-type="string" calcext:value-type="string">
            <text:p>Tilia platyphylo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29" office:value-type="string" calcext:value-type="string">
            <text:p>Tili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29" office:value-type="string" calcext:value-type="string">
            <text:p>Tilia tomentos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29" office:value-type="string" calcext:value-type="string">
            <text:p>Tsuga canadensi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29" office:value-type="string" calcext:value-type="string">
            <text:p>Tsuga heterophyll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29" office:value-type="string" calcext:value-type="string">
            <text:p>Tsuga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29" office:value-type="string" calcext:value-type="string">
            <text:p>Ulmus canescens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29" office:value-type="string" calcext:value-type="string">
            <text:p>Ulmus glabr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29" office:value-type="string" calcext:value-type="string">
            <text:p>Ulmus laevis 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29" office:value-type="string" calcext:value-type="string">
            <text:p>Ulmus minor (pumila)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29" office:value-type="string" calcext:value-type="string">
            <text:p>Ulmus sp.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29" office:value-type="string" calcext:value-type="string">
            <text:p>Viburnum lantana</text:p>
          </table:table-cell>
        </table:table-row>
        <table:table-row table:style-name="ro2">
          <table:table-cell table:style-name="ce29" office:value-type="string" calcext:value-type="string">
            <text:p>SPECIES_CODE</text:p>
          </table:table-cell>
          <table:table-cell table:style-name="ce29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29" office:value-type="string" calcext:value-type="string">
            <text:p>Viburnum opulus</text:p>
          </table:table-cell>
        </table:table-row>
        <table:table-row table:style-name="ro2">
          <table:table-cell table:style-name="ce29" office:value-type="string" calcext:value-type="string">
            <text:p>SPECIES_CLASS</text:p>
          </table:table-cell>
          <table:table-cell table:style-name="ce19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2">
          <table:table-cell table:style-name="ce29" office:value-type="string" calcext:value-type="string">
            <text:p>SPECIES_CLASS</text:p>
          </table:table-cell>
          <table:table-cell table:style-name="ce19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2">
          <table:table-cell table:style-name="ce29" office:value-type="string" calcext:value-type="string">
            <text:p>SPECIES_CLASS</text:p>
          </table:table-cell>
          <table:table-cell table:style-name="ce19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Boyne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Boynes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Vrigny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2" office:value-type="string" calcext:value-type="string">
            <text:p>Vrigny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scoux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Ascoux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Pithiviers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Pithiviers</text:p>
          </table:table-cell>
        </table:table-row>
        <table:table-row table:style-name="ro2">
          <table:table-cell table:style-name="ce18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29"/>
          <table:table-cell table:number-columns-repeated="3"/>
        </table:table-row>
        <table:table-row table:style-name="ro2" table:number-rows-repeated="5">
          <table:table-cell table:style-name="ce30"/>
          <table:table-cell table:number-columns-repeated="2"/>
          <table:table-cell table:style-name="ce30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29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29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8"/>
        <table:table-column table:style-name="co6" table:number-columns-repeated="2" table:default-cell-style-name="Default"/>
        <table:table-column table:style-name="co92" table:default-cell-style-name="Default"/>
        <table:table-column table:style-name="co6" table:number-columns-repeated="3" table:default-cell-style-name="Default"/>
        <table:table-row table:style-name="ro11">
          <table:table-cell table:style-name="ce16" office:value-type="string" calcext:value-type="string">
            <text:p>Unit</text:p>
            <draw:control table:end-cell-address="mode_tree.B1" table:end-x="0.848cm" table:end-y="0.457cm" draw:z-index="0" draw:name="Export CSV" draw:style-name="gr6" draw:text-style-name="P4" svg:width="4.301cm" svg:height="0.457cm" svg:x="0.847cm" svg:y="0cm" draw:control="control4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Code</text:p>
          </table:table-cell>
          <table:table-cell table:style-name="ce31" office:value-type="string" calcext:value-type="string">
            <text:p>Parent_code</text:p>
          </table:table-cell>
          <table:table-cell table:style-name="ce23" office:value-type="string" calcext:value-type="string">
            <text:p>Label</text:p>
          </table:table-cell>
          <table:table-cell table:style-name="ce23" office:value-type="string" calcext:value-type="string">
            <text:p>Definition</text:p>
          </table:table-cell>
          <table:table-cell table:style-name="ce16" office:value-type="string" calcext:value-type="string">
            <text:p>Position</text:p>
          </table:table-cell>
          <table:table-cell table:style-name="ce16" office:value-type="string" calcext:value-type="string">
            <text:p>is_leaf</text:p>
          </table:table-cell>
        </table:table-row>
        <table:table-row table:style-name="ro11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3" table:default-cell-style-name="ce19"/>
        <table:table-column table:style-name="co94" table:default-cell-style-name="ce19"/>
        <table:table-column table:style-name="co95" table:default-cell-style-name="ce19"/>
        <table:table-column table:style-name="co96" table:default-cell-style-name="ce19"/>
        <table:table-column table:style-name="co97" table:default-cell-style-name="ce19"/>
        <table:table-row table:style-name="ro9">
          <table:table-cell table:style-name="ce16" office:value-type="string" calcext:value-type="string">
            <text:p>Source Unit</text:p>
            <draw:control table:end-cell-address="group_mode.A1" table:end-x="5.732cm" table:end-y="0.851cm" draw:z-index="0" draw:name="Export CSV" draw:style-name="gr6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Source Code</text:p>
          </table:table-cell>
          <table:table-cell table:style-name="ce16" office:value-type="string" calcext:value-type="string">
            <text:p>Destination Unit</text:p>
          </table:table-cell>
          <table:table-cell table:style-name="ce23" office:value-type="string" calcext:value-type="string">
            <text:p>Destination Code</text:p>
          </table:table-cell>
          <table:table-cell table:style-name="ce23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4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4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8" table:default-cell-style-name="Default"/>
        <table:table-column table:style-name="co99" table:default-cell-style-name="Default"/>
        <table:table-row table:style-name="ro13">
          <table:table-cell table:style-name="ce16" office:value-type="string" calcext:value-type="string">
            <text:p>Unit</text:p>
            <draw:control table:end-cell-address="dynamode.B1" table:end-x="1.505cm" table:end-y="1.01cm" draw:z-index="0" draw:name="Export CSV" draw:style-name="gr6" draw:text-style-name="P4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36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14">
          <table:table-cell table:style-name="ce35" office:value-type="string" calcext:value-type="string">
            <text:p>PROVIDER_ID </text:p>
          </table:table-cell>
          <table:table-cell table:style-name="ce35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0" table:default-cell-style-name="Default"/>
        <table:table-column table:style-name="co26" table:number-columns-repeated="2" table:default-cell-style-name="Default"/>
        <table:table-column table:style-name="co101" table:default-cell-style-name="Default"/>
        <table:table-column table:style-name="co6" table:number-columns-repeated="252" table:default-cell-style-name="Default"/>
        <table:table-row table:style-name="ro15">
          <table:table-cell table:style-name="ce23" office:value-type="string" calcext:value-type="string">
            <text:p>Unit </text:p>
            <draw:control table:end-cell-address="range.B2" table:end-x="1.521cm" table:end-y="0.032cm" draw:z-index="0" draw:name="Export CSV" draw:style-name="gr6" draw:text-style-name="P4" svg:width="4.444cm" svg:height="0.91cm" svg:x="4.891cm" svg:y="0cm" draw:control="control7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37" office:value-type="string" calcext:value-type="string">
            <text:p>PERCENTAGE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2" table:default-cell-style-name="ce19"/>
        <table:table-column table:style-name="co63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6" table:default-cell-style-name="Default"/>
        <table:table-row table:style-name="ro10">
          <table:table-cell table:style-name="ce16" office:value-type="string" calcext:value-type="string">
            <text:p>Format</text:p>
            <draw:control table:end-cell-address="table_format.B1" table:end-x="0.013cm" table:end-y="0.905cm" draw:z-index="0" draw:name="Export CSV" draw:style-name="gr6" draw:text-style-name="P4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Table Name</text:p>
          </table:table-cell>
          <table:table-cell table:style-name="ce23" office:value-type="string" calcext:value-type="string">
            <text:p>Schema</text:p>
          </table:table-cell>
          <table:table-cell table:style-name="ce23" office:value-type="string" calcext:value-type="string">
            <text:p>Primary Keys</text:p>
          </table:table-cell>
          <table:table-cell table:style-name="ce23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19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19" office:value-type="string" calcext:value-type="string">
            <text:p>SPECIES_DATA</text:p>
          </table:table-cell>
          <table:table-cell table:style-name="ce19" office:value-type="string" calcext:value-type="string">
            <text:p>RAW_DATA</text:p>
          </table:table-cell>
          <table:table-cell office:value-type="string" calcext:value-type="string">
            <text:p>PROVIDER_ID,PLOT_CODE,CYCLE,SPECIES_CODE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19" office:value-type="string" calcext:value-type="string">
            <text:p>TREE_DATA</text:p>
          </table:table-cell>
          <table:table-cell table:style-name="ce19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19" office:value-type="string" calcext:value-type="string">
            <text:p>HARMONIZED_LOCATION</text:p>
          </table:table-cell>
          <table:table-cell table:style-name="ce19" office:value-type="string" calcext:value-type="string">
            <text:p>HARMONIZED_DATA</text:p>
          </table:table-cell>
          <table:table-cell table:style-name="ce18" office:value-type="string" calcext:value-type="string">
            <text:p>PROVIDER_ID, 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19" office:value-type="string" calcext:value-type="string">
            <text:p>HARMONIZED_PLOT_DATA</text:p>
          </table:table-cell>
          <table:table-cell table:style-name="ce19" office:value-type="string" calcext:value-type="string">
            <text:p>HARMONIZED_DATA</text:p>
          </table:table-cell>
          <table:table-cell table:style-name="ce18" office:value-type="string" calcext:value-type="string">
            <text:p>PROVIDER_ID, PLOT_CODE, 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19" office:value-type="string" calcext:value-type="string">
            <text:p>HARMONIZED_SPECIES_DATA</text:p>
          </table:table-cell>
          <table:table-cell table:style-name="ce19" office:value-type="string" calcext:value-type="string">
            <text:p>HARMONIZED_DATA</text:p>
          </table:table-cell>
          <table:table-cell table:style-name="ce18" office:value-type="string" calcext:value-type="string">
            <text:p>PROVIDER_ID, PLOT_CODE, CYCLE, SPECIES_CODE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19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number-columns-repeated="5" table:default-cell-style-name="Default"/>
        <table:table-row table:style-name="ro12">
          <table:table-cell table:style-name="ce24" office:value-type="string" calcext:value-type="string">
            <text:p>Data</text:p>
          </table:table-cell>
          <table:table-cell table:style-name="ce24" office:value-type="string" calcext:value-type="string">
            <text:p>Format</text:p>
          </table:table-cell>
          <table:table-cell table:style-name="ce24" office:value-type="string" calcext:value-type="string">
            <text:p>Column_Name</text:p>
          </table:table-cell>
          <table:table-cell table:style-name="ce24" office:value-type="string" calcext:value-type="string">
            <text:p>isCalculated</text:p>
          </table:table-cell>
          <table:table-cell table:style-name="ce24" office:value-type="string" calcext:value-type="string">
            <text:p>idEditable</text:p>
          </table:table-cell>
          <table:table-cell table:style-name="ce24" office:value-type="string" calcext:value-type="string">
            <text:p>isInsertable</text:p>
          </table:table-cell>
          <table:table-cell table:style-name="ce24" office:value-type="string" calcext:value-type="string">
            <text:p>isMandatory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10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10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66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number-columns-repeated="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6" table:number-columns-repeated="3" table:default-cell-style-name="Default"/>
        <table:table-row table:style-name="ro2">
          <table:table-cell table:style-name="ce24" office:value-type="string" calcext:value-type="string">
            <text:p>Data</text:p>
          </table:table-cell>
          <table:table-cell table:style-name="ce24" office:value-type="string" calcext:value-type="string">
            <text:p>Format</text:p>
          </table:table-cell>
          <table:table-cell table:style-name="ce24" office:value-type="string" calcext:value-type="string">
            <text:p>isCriteria</text:p>
          </table:table-cell>
          <table:table-cell table:style-name="ce24" office:value-type="string" calcext:value-type="string">
            <text:p>isResult</text:p>
          </table:table-cell>
          <table:table-cell table:style-name="ce24" office:value-type="string" calcext:value-type="string">
            <office:annotation draw:style-name="gr7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is default criteria</text:p>
          </table:table-cell>
          <table:table-cell table:style-name="ce24" office:value-type="string" calcext:value-type="string">
            <text:p>is default result</text:p>
          </table:table-cell>
          <table:table-cell table:style-name="ce24" office:value-type="string" calcext:value-type="string">
            <text:p>default_value</text:p>
          </table:table-cell>
          <table:table-cell table:style-name="ce24" office:value-type="string" calcext:value-type="string">
            <text:p>decimals</text:p>
          </table:table-cell>
          <table:table-cell table:style-name="ce24" office:value-type="string" calcext:value-type="string">
            <text:p>Mask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77" table:default-cell-style-name="ce11"/>
        <table:table-column table:style-name="co46" table:default-cell-style-name="ce11"/>
        <table:table-column table:style-name="co6" table:default-cell-style-name="ce11"/>
        <table:table-column table:style-name="co78" table:default-cell-style-name="ce11"/>
        <table:table-column table:style-name="co6" table:default-cell-style-name="Default"/>
        <table:table-row table:style-name="ro2">
          <table:table-cell table:style-name="ce24" office:value-type="string" calcext:value-type="string">
            <text:p>Data</text:p>
          </table:table-cell>
          <table:table-cell table:style-name="ce24" office:value-type="string" calcext:value-type="string">
            <text:p>Format</text:p>
          </table:table-cell>
          <table:table-cell table:style-name="ce24" office:value-type="string" calcext:value-type="string">
            <text:p>isMandatory</text:p>
          </table:table-cell>
          <table:table-cell table:style-name="ce24" office:value-type="string" calcext:value-type="string">
            <text:p>Mask</text:p>
          </table:table-cell>
          <table:table-cell table:style-name="ce24" office:value-type="string" calcext:value-type="string">
            <text:p>Position</text:p>
          </table:table-cell>
        </table:table-row>
        <table:table-row table:style-name="ro2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COMMUNES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DEPARTE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4" calcext:value-type="float">
            <text:p>4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4" calcext:value-type="float">
            <text:p>4</text:p>
          </table:table-cell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63" table:default-cell-style-name="Default"/>
        <table:table-column table:style-name="co82" table:default-cell-style-name="Default"/>
        <table:table-row table:style-name="ro2">
          <table:table-cell table:style-name="ce24" office:value-type="string" calcext:value-type="string">
            <text:p>SRC_DATA</text:p>
          </table:table-cell>
          <table:table-cell table:style-name="ce24" office:value-type="string" calcext:value-type="string">
            <text:p>SRC_FORMAT</text:p>
          </table:table-cell>
          <table:table-cell table:style-name="ce24" office:value-type="string" calcext:value-type="string">
            <text:p>DST_DATA</text:p>
          </table:table-cell>
          <table:table-cell table:style-name="ce24" office:value-type="string" calcext:value-type="string">
            <text:p>DST_FORMAT</text:p>
          </table:table-cell>
          <table:table-cell table:style-name="ce24" office:value-type="string" calcext:value-type="string">
            <text:p>MAPPING_TYP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COMMUNES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DEPARTEMENT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table:style-name="ce11" office:value-type="string" calcext:value-type="string">
            <text:p>SPECIES_FILE</text:p>
          </table:table-cell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1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11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1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11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3" table:default-cell-style-name="Default"/>
        <table:table-column table:style-name="co46" table:number-columns-repeated="2" table:default-cell-style-name="Default"/>
        <table:table-column table:style-name="co84" table:default-cell-style-name="Default"/>
        <table:table-row table:style-name="ro2">
          <table:table-cell table:style-name="ce24" office:value-type="string" calcext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4" office:value-type="string" calcext:value-type="string">
            <text:p>Schema Code</text:p>
          </table:table-cell>
          <table:table-cell table:style-name="ce24" office:value-type="string" calcext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24"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0"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row table:style-name="ro8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5" table:default-cell-style-name="Default"/>
        <table:table-column table:style-name="co111" table:number-columns-repeated="2" table:default-cell-style-name="Default"/>
        <table:table-column table:style-name="co112" table:default-cell-style-name="ce40"/>
        <table:table-row table:style-name="ro10">
          <table:table-cell table:style-name="ce16" office:value-type="string" calcext:value-type="string">
            <text:p>Schema Code</text:p>
          </table:table-cell>
          <table:table-cell table:style-name="ce16" office:value-type="string" calcext:value-type="string">
            <text:p>Schema Name</text:p>
          </table:table-cell>
          <table:table-cell table:style-name="ce16" office:value-type="string" calcext:value-type="string">
            <text:p>Label</text:p>
            <draw:control table:end-cell-address="table_schema.D1" table:end-x="0.012cm" table:end-y="0.906cm" draw:z-index="0" draw:name="Export CSV" draw:style-name="gr6" draw:text-style-name="P4" svg:width="9.471cm" svg:height="0.905cm" svg:x="1.795cm" svg:y="0.001cm" draw:control="control9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19" office:value-type="string" calcext:value-type="string">
            <text:p>Raw Data</text:p>
          </table:table-cell>
          <table:table-cell table:style-name="ce19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19" office:value-type="string" calcext:value-type="string">
            <text:p>Harmonized Data</text:p>
          </table:table-cell>
          <table:table-cell table:style-name="ce19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METADATA</text:p>
          </table:table-cell>
          <table:table-cell table:style-name="ce19" office:value-type="string" calcext:value-type="string">
            <text:p>Metadata</text:p>
          </table:table-cell>
          <table:table-cell table:style-name="ce19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19" office:value-type="string" calcext:value-type="string">
            <text:p>Website</text:p>
          </table:table-cell>
          <table:table-cell table:style-name="ce19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19" office:value-type="string" calcext:value-type="string">
            <text:p>Public</text:p>
          </table:table-cell>
          <table:table-cell table:style-name="ce19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19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13" table:default-cell-style-name="Default"/>
        <table:table-column table:style-name="co114" table:default-cell-style-name="Default"/>
        <table:table-column table:style-name="co115" table:default-cell-style-name="ce40"/>
        <table:table-column table:style-name="co116" table:default-cell-style-name="Default"/>
        <table:table-column table:style-name="co117" table:default-cell-style-name="Default"/>
        <table:table-row table:style-name="ro10">
          <table:table-cell table:style-name="ce16" office:value-type="string" calcext:value-type="string">
            <text:p>Schema Code</text:p>
          </table:table-cell>
          <table:table-cell table:style-name="ce16" office:value-type="string" calcext:value-type="string">
            <text:p>Child Table</text:p>
            <draw:control table:end-cell-address="table_tree.C1" table:end-x="0.013cm" table:end-y="0.906cm" draw:z-index="0" draw:name="Export CSV" draw:style-name="gr6" draw:text-style-name="P5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Parent Table</text:p>
          </table:table-cell>
          <table:table-cell table:style-name="ce23" office:value-type="string" calcext:value-type="string">
            <text:p>Join Key</text:p>
          </table:table-cell>
          <table:table-cell table:style-name="ce23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19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19" office:value-type="string" calcext:value-type="string">
            <text:p>PLOT_DATA</text:p>
          </table:table-cell>
          <table:table-cell table:style-name="ce19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19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19" office:value-type="string" calcext:value-type="string">
            <text:p>HARMONIZED_PLOT_DATA</text:p>
          </table:table-cell>
          <table:table-cell table:style-name="ce19" office:value-type="string" calcext:value-type="string">
            <text:p>HARMONIZED_LOCATION_DATA</text:p>
          </table:table-cell>
          <table:table-cell table:style-name="ce18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19" office:value-type="string" calcext:value-type="string">
            <text:p>HARMONIZED_PLOT_DATA</text:p>
          </table:table-cell>
          <table:table-cell table:style-name="ce18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19" office:value-type="string" calcext:value-type="string">
            <text:p>HARMONIZED_PLOT_DATA</text:p>
          </table:table-cell>
          <table:table-cell table:style-name="ce18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19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49" table:default-cell-style-name="ce20"/>
        <table:table-column table:style-name="co108" table:default-cell-style-name="ce20"/>
        <table:table-column table:style-name="co109" table:default-cell-style-name="ce20"/>
        <table:table-column table:style-name="co110" table:default-cell-style-name="Default"/>
        <table:table-row table:style-name="ro2">
          <table:table-cell table:style-name="ce26" office:value-type="string" calcext:value-type="string">
            <text:p>Table_format</text:p>
          </table:table-cell>
          <table:table-cell table:style-name="ce26" office:value-type="string" calcext:value-type="string">
            <text:p>Row_pk</text:p>
          </table:table-cell>
          <table:table-cell table:style-name="ce26" office:value-type="string" calcext:value-type="string">
            <text:p>Lang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identifier of the provider</text:p>
          </table:table-cell>
          <table:table-cell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number-style style:name="N26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60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60P2" style:volatile="true">
      <loext:fill-character> </loext:fill-character>
      <number:text>-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63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63P2" style:volatile="true">
      <loext:fill-character> </loext:fill-character>
      <number:text>- €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66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6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69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6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currency-style style:name="N27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4:30:34.274882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Microsoft Corporation</meta:initial-creator>
    <meta:creation-date>1996-10-21T13:03:58</meta:creation-date>
    <dc:date>2016-02-01T14:31:25.912023993</dc:date>
    <meta:printed-by>Eva LACARCE</meta:printed-by>
    <meta:print-date>2007-07-11T11:03:29</meta:print-date>
    <meta:editing-cycles>1570</meta:editing-cycles>
    <meta:editing-duration>P11DT39M</meta:editing-duration>
    <meta:document-statistic meta:table-count="21" meta:cell-count="16068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